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aseAlgorithmBuilder.setupTriggers( Element algorithmElement , AbstractBaseAlgorithm algorith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aseAlgorithm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Builder.setupComponent( CalculatedFieldAlgorithm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Build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Builder.setup( Element algorithmElement , AbstractBaseAlgorithm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aseAlgorithmBuild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Builder.setupTriggers( String fields , AbstractBaseAlgorithm algorith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